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Heading_20_3">
      <style:text-properties officeooo:paragraph-rsid="001ec62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officeooo:paragraph-rsid="001ec625"/>
    </style:style>
    <style:style style:name="T1" style:family="text">
      <style:text-properties officeooo:rsid="001dc4b1"/>
    </style:style>
    <style:style style:name="T2" style:family="text">
      <style:text-properties officeooo:rsid="001ec6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// <text:span text:style-name="T1">ARYAN ATUL BABAR</text:span></text:h>
      <text:p text:style-name="P8">// <text:span text:style-name="T1">PRN – 22610090</text:span></text:p>
      <text:p text:style-name="P8">//<text:span text:style-name="T1">UOS LAB ASSIGNMENT: </text:span><text:span text:style-name="T2">1A<text:line-break/></text:span></text:p>
      <text:p text:style-name="Text_20_body">C Program: Linux Process Management with <text:span text:style-name="Source_20_Text">fork()</text:span> and <text:span text:style-name="Source_20_Text">exec</text:span> Variations</text:p>
      <text:h text:style-name="P1" text:outline-level="3">#include &lt;stdio.h&gt;</text:h>
      <text:p text:style-name="P7">#include &lt;stdlib.h&gt;</text:p>
      <text:p text:style-name="P7">#include &lt;unistd.h&gt;</text:p>
      <text:p text:style-name="P7">#include &lt;sys/types.h&gt;</text:p>
      <text:p text:style-name="P7">#include &lt;sys/wait.h&gt;</text:p>
      <text:p text:style-name="P7"/>
      <text:p text:style-name="P7">void openApplication(const char *applicationPath, char *const args[]) {</text:p>
      <text:p text:style-name="P7"><text:s text:c="4"/>pid_t pid = fork(); // Create a new process</text:p>
      <text:p text:style-name="P7"><text:s text:c="4"/>if (pid == -1) {</text:p>
      <text:p text:style-name="P7"><text:s text:c="8"/>perror("Fork failed");</text:p>
      <text:p text:style-name="P7"><text:s text:c="8"/>exit(EXIT_FAILURE);</text:p>
      <text:p text:style-name="P7"><text:s text:c="4"/>} else if (pid == 0) {</text:p>
      <text:p text:style-name="P7"><text:s text:c="8"/>// Child process</text:p>
      <text:p text:style-name="P7"><text:s text:c="8"/>printf("Child process created with PID: %d to open %s\n", getpid(), applicationPath);</text:p>
      <text:p text:style-name="P7"/>
      <text:p text:style-name="P7"><text:s text:c="8"/>// Using execvp to replace the child process with the new application</text:p>
      <text:p text:style-name="P7"><text:s text:c="8"/>if (execvp(applicationPath, args) == -1) {</text:p>
      <text:p text:style-name="P7"><text:s text:c="12"/>perror("Exec failed");</text:p>
      <text:p text:style-name="P7"><text:s text:c="12"/>exit(EXIT_FAILURE);</text:p>
      <text:p text:style-name="P7"><text:s text:c="8"/>}</text:p>
      <text:p text:style-name="P7"><text:s text:c="4"/>} else {</text:p>
      <text:p text:style-name="P7"><text:s text:c="8"/>// Parent process</text:p>
      <text:p text:style-name="P7"><text:s text:c="8"/>int status;</text:p>
      <text:p text:style-name="P7"><text:s text:c="8"/>printf("Parent process waiting for child PID: %d\n", pid);</text:p>
      <text:p text:style-name="P7"/>
      <text:p text:style-name="P7"><text:s text:c="8"/>// Using waitpid to wait for the specific child process</text:p>
      <text:p text:style-name="P7"><text:s text:c="8"/>if (waitpid(pid, &amp;status, 0) == -1) {</text:p>
      <text:p text:style-name="P7"><text:s text:c="12"/>perror("Waitpid failed");</text:p>
      <text:p text:style-name="P7"><text:s text:c="8"/>} else {</text:p>
      <text:p text:style-name="P7"><text:soft-page-break/><text:s text:c="12"/>printf("Child process with PID: %d finished execution. ", pid);</text:p>
      <text:p text:style-name="P7"><text:s text:c="12"/>if (WIFEXITED(status)) {</text:p>
      <text:p text:style-name="P7"><text:s text:c="16"/>printf("Exit status: %d\n", WEXITSTATUS(status))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>int main() {</text:p>
      <text:p text:style-name="P7"><text:s text:c="4"/>printf("Parent process PID: %d\n", getpid());</text:p>
      <text:p text:style-name="P7"/>
      <text:p text:style-name="P7"><text:s text:c="4"/>// Open a text editor (e.g., gedit)</text:p>
      <text:p text:style-name="P7"><text:s text:c="4"/>char *geditArgs[] = {"gedit", NULL};</text:p>
      <text:p text:style-name="P7"><text:s text:c="4"/>openApplication("/usr/bin/gedit", geditArgs);</text:p>
      <text:p text:style-name="P7"/>
      <text:p text:style-name="P7"><text:s text:c="4"/>// Open a terminal (e.g., gnome-terminal)</text:p>
      <text:p text:style-name="P7"><text:s text:c="4"/>char *terminalArgs[] = {"gnome-terminal", NULL};</text:p>
      <text:p text:style-name="P7"><text:s text:c="4"/>openApplication("/usr/bin/gnome-terminal", terminalArgs);</text:p>
      <text:p text:style-name="P7"/>
      <text:p text:style-name="P7"><text:s text:c="4"/>// Run the `ls` command</text:p>
      <text:p text:style-name="P7"><text:s text:c="4"/>char *lsArgs[] = {"ls", "-l", NULL};</text:p>
      <text:p text:style-name="P7"><text:s text:c="4"/>openApplication("/bin/ls", lsArgs);</text:p>
      <text:p text:style-name="P7"/>
      <text:p text:style-name="P7"><text:s text:c="4"/>printf("Parent process finished.\n");</text:p>
      <text:p text:style-name="P7"><text:s text:c="4"/>return 0;</text:p>
      <text:p text:style-name="P7">}</text:p>
      <text:h text:style-name="Heading_20_3" text:outline-level="3"/>
      <text:h text:style-name="Heading_20_3" text:outline-level="3">Explanation of System Calls and Variations</text:h>
      <text:list text:style-name="L1">
        <text:list-item>
          <text:p text:style-name="P3"><text:span text:style-name="Strong_20_Emphasis"><text:span text:style-name="Source_20_Text">fork()</text:span></text:span>:</text:p>
          <text:list>
            <text:list-item>
              <text:p text:style-name="P4">Creates a new process by duplicating the current process.</text:p>
            </text:list-item>
            <text:list-item>
              <text:p text:style-name="P4">The child process gets its own PID, and its parent PID is set to the PID of the parent process.</text:p>
            </text:list-item>
            <text:list-item>
              <text:p text:style-name="P4">The return value is <text:span text:style-name="Source_20_Text">0</text:span> in the child process and the child's PID in the parent process.</text:p>
            </text:list-item>
          </text:list>
        </text:list-item>
        <text:list-item>
          <text:p text:style-name="P3"><text:span text:style-name="Strong_20_Emphasis"><text:span text:style-name="Source_20_Text">exec</text:span></text:span><text:span text:style-name="Strong_20_Emphasis"> Variations</text:span>:</text:p>
          <text:list>
            <text:list-item>
              <text:p text:style-name="P4"><text:soft-page-break/><text:span text:style-name="Source_20_Text">execvp</text:span>: Replaces the current process image with a new program. The <text:span text:style-name="Source_20_Text">execvp</text:span> function takes the program name and an array of arguments, searching for the program in <text:span text:style-name="Source_20_Text">PATH</text:span>.</text:p>
            </text:list-item>
            <text:list-item>
              <text:p text:style-name="P4">Other variations like <text:span text:style-name="Source_20_Text">execl</text:span>, <text:span text:style-name="Source_20_Text">execv</text:span>, <text:span text:style-name="Source_20_Text">execlp</text:span>, and <text:span text:style-name="Source_20_Text">execve</text:span> provide different ways of passing arguments or environment variables.</text:p>
            </text:list-item>
          </text:list>
        </text:list-item>
        <text:list-item>
          <text:p text:style-name="P3"><text:span text:style-name="Strong_20_Emphasis"><text:span text:style-name="Source_20_Text">waitpid()</text:span></text:span>:</text:p>
          <text:list>
            <text:list-item>
              <text:p text:style-name="P4">Allows the parent process to wait for a specific child process.</text:p>
            </text:list-item>
            <text:list-item>
              <text:p text:style-name="P4">Can retrieve the exit status of the child process using macros like <text:span text:style-name="Source_20_Text">WIFEXITED</text:span> and <text:span text:style-name="Source_20_Text">WEXITSTATUS</text:span>.</text:p>
            </text:list-item>
          </text:list>
        </text:list-item>
        <text:list-item>
          <text:p text:style-name="P3"><text:span text:style-name="Strong_20_Emphasis"><text:span text:style-name="Source_20_Text">exit()</text:span></text:span>:</text:p>
          <text:list>
            <text:list-item>
              <text:p text:style-name="P3">Terminates a process and returns an exit status to the parent process.</text:p>
            </text:list-item>
          </text:list>
        </text:list-item>
      </text:list>
      <text:h text:style-name="Heading_20_3" text:outline-level="3">Key Points:</text:h>
      <text:list text:style-name="L2">
        <text:list-item>
          <text:p text:style-name="P5"><text:span text:style-name="Strong_20_Emphasis">Process Creation</text:span>: Each call to <text:span text:style-name="Source_20_Text">fork()</text:span> creates a new child process. The child process then uses one of the <text:span text:style-name="Source_20_Text">exec</text:span> variations to replace its code and execute a new application.</text:p>
        </text:list-item>
        <text:list-item>
          <text:p text:style-name="P5"><text:span text:style-name="Strong_20_Emphasis">Parent-Child Synchronization</text:span>: The parent process uses <text:span text:style-name="Source_20_Text">waitpid()</text:span> to wait for each child process, ensuring that resources are cleaned up properly.</text:p>
        </text:list-item>
        <text:list-item>
          <text:p text:style-name="P5"><text:span text:style-name="Strong_20_Emphasis">Application Execution</text:span>: Using <text:span text:style-name="Source_20_Text">execvp</text:span>, child processes can execute different applications or commands.</text:p>
        </text:list-item>
      </text:list>
      <text:h text:style-name="Heading_20_3" text:outline-level="3">How Applications/Commands are Processed in Linux:</text:h>
      <text:list text:style-name="L3">
        <text:list-item>
          <text:p text:style-name="P6"><text:span text:style-name="Strong_20_Emphasis">Child Process Creation</text:span>: When <text:span text:style-name="Source_20_Text">fork()</text:span> is called, the kernel creates a new process by copying the parent's process table entries.</text:p>
        </text:list-item>
        <text:list-item>
          <text:p text:style-name="P6"><text:span text:style-name="Strong_20_Emphasis">Code Replacement</text:span>: When <text:span text:style-name="Source_20_Text">execvp</text:span> is called, the child process's memory space is replaced with the new program. The new program inherits file descriptors, environment variables, and other process attributes.</text:p>
        </text:list-item>
        <text:list-item>
          <text:p text:style-name="P6"><text:span text:style-name="Strong_20_Emphasis">Parent Management</text:span>: The parent process continues running and can monitor child processes using <text:span text:style-name="Source_20_Text">waitpid()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4:04:47.014837605</meta:creation-date>
    <dc:date>2025-01-16T14:23:08.655792180</dc:date>
    <meta:editing-duration>PT7M1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72" meta:word-count="502" meta:character-count="3532" meta:non-whitespace-character-count="2850"/>
  </office:meta>
</office:document-meta>
</file>